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svg:stroke-color="#000000" draw:marker-start-width="0.509cm" draw:marker-end-width="0.509cm" draw:fill-color="#66ff66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dddddd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6666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000000" draw:marker-end="Arrow" draw:marker-end-width="0.3cm" draw:fill="none" draw:fill-color="#ff3333" draw:textarea-vertical-align="middle"/>
    </style:style>
    <style:style style:name="gr16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0pt" fo:text-shadow="1pt 1pt" style:font-size-asian="40pt" style:font-size-complex="4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7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8" style:family="paragraph">
      <style:paragraph-properties fo:margin-left="0cm" fo:margin-right="0cm" fo:text-align="center" fo:text-indent="0cm"/>
      <style:text-properties fo:font-size="44pt" fo:text-shadow="1pt 1pt" style:font-size-asian="44pt" style:font-size-complex="44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4pt" fo:text-shadow="1pt 1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95cm" svg:height="1.808cm" svg:x="6.662cm" svg:y="3.54cm">
          <text:p text:style-name="P1">Power 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695cm" svg:height="1.806cm" svg:x="6.662cm" svg:y="6.313cm">
          <text:p text:style-name="P1">Initializ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695cm" svg:height="1.807cm" svg:x="6.662cm" svg:y="9.071cm">
          <text:p text:style-name="P1">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695cm" svg:height="1.808cm" svg:x="6.662cm" svg:y="11.847cm">
          <text:p text:style-name="P1">Log Initial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695cm" svg:height="1.808cm" svg:x="6.662cm" svg:y="14.608cm">
          <text:p text:style-name="P1">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695cm" svg:height="1.808cm" svg:x="6.662cm" svg:y="17.385cm">
          <text:p text:style-name="P1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695cm" svg:height="1.808cm" svg:x="6.662cm" svg:y="20.154cm">
          <text:p text:style-name="P1">Check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695cm" svg:height="1.808cm" svg:x="11.114cm" svg:y="24.3cm">
          <text:p text:style-name="P1">Stop and S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695cm" svg:height="1.808cm" svg:x="2.177cm" svg:y="24.3cm">
          <text:p text:style-name="P1">Stop and Er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672cm" svg:height="1.8cm" svg:x="14.355cm" svg:y="9.078cm">
          <text:p text:style-name="P1">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695cm" svg:height="1.807cm" svg:x="14.355cm" svg:y="11.432cm">
          <text:p text:style-name="P1">Transf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695cm" svg:height="1.807cm" svg:x="14.332cm" svg:y="6.754cm">
          <text:p text:style-name="P1">Erase Last Lo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9.509cm" svg:y1="5.348cm" svg:x2="9.509cm" svg:y2="6.313cm" draw:start-shape="id1" draw:start-glue-point="2" draw:end-shape="id2" draw:end-glue-point="0" svg:d="m9509 5348v965" svg:viewBox="0 0 1 966">
          <text:p/>
        </draw:connector>
        <draw:connector draw:style-name="gr2" draw:text-style-name="P2" draw:layer="layout" svg:x1="9.509cm" svg:y1="8.119cm" svg:x2="9.509cm" svg:y2="9.071cm" draw:start-shape="id2" draw:start-glue-point="2" draw:end-shape="id3" draw:end-glue-point="0" svg:d="m9509 8119v952" svg:viewBox="0 0 1 953">
          <text:p/>
        </draw:connector>
        <draw:connector draw:style-name="gr2" draw:text-style-name="P2" draw:layer="layout" svg:x1="9.509cm" svg:y1="10.878cm" svg:x2="9.509cm" svg:y2="11.847cm" draw:start-shape="id3" draw:start-glue-point="2" draw:end-shape="id4" svg:d="m9509 10878v969" svg:viewBox="0 0 1 970">
          <text:p/>
        </draw:connector>
        <draw:connector draw:style-name="gr2" draw:text-style-name="P2" draw:layer="layout" svg:x1="9.509cm" svg:y1="13.655cm" svg:x2="9.509cm" svg:y2="14.608cm" draw:start-shape="id4" draw:start-glue-point="2" draw:end-shape="id5" draw:end-glue-point="0" svg:d="m9509 13655v953" svg:viewBox="0 0 1 954">
          <text:p/>
        </draw:connector>
        <draw:connector draw:style-name="gr2" draw:text-style-name="P2" draw:layer="layout" svg:x1="9.509cm" svg:y1="16.416cm" svg:x2="9.509cm" svg:y2="17.385cm" draw:start-shape="id5" draw:start-glue-point="2" draw:end-shape="id6" svg:d="m9509 16416v969" svg:viewBox="0 0 1 970">
          <text:p/>
        </draw:connector>
        <draw:connector draw:style-name="gr2" draw:text-style-name="P2" draw:layer="layout" svg:x1="9.509cm" svg:y1="19.193cm" svg:x2="9.509cm" svg:y2="20.154cm" draw:start-shape="id6" draw:start-glue-point="2" draw:end-shape="id7" draw:end-glue-point="0" svg:d="m9509 19193v961" svg:viewBox="0 0 1 962">
          <text:p/>
        </draw:connector>
        <draw:connector draw:style-name="gr2" draw:text-style-name="P2" draw:layer="layout" svg:x1="9.509cm" svg:y1="21.962cm" svg:x2="5.024cm" svg:y2="24.3cm" draw:start-shape="id7" draw:start-glue-point="2" draw:end-shape="id8" draw:end-glue-point="0" svg:d="m9509 21962v1221h-4485v1117" svg:viewBox="0 0 4486 2339">
          <text:p/>
        </draw:connector>
        <draw:connector draw:style-name="gr2" draw:text-style-name="P2" draw:layer="layout" svg:x1="9.509cm" svg:y1="21.962cm" svg:x2="13.961cm" svg:y2="24.3cm" draw:start-shape="id7" draw:start-glue-point="2" draw:end-shape="id9" draw:end-glue-point="0" svg:d="m9509 21962v1221h4452v1117" svg:viewBox="0 0 4453 2339">
          <text:p/>
        </draw:connector>
        <draw:connector draw:style-name="gr2" draw:text-style-name="P2" draw:layer="layout" svg:x1="5.024cm" svg:y1="26.108cm" svg:x2="6.662cm" svg:y2="9.974cm" draw:start-shape="id8" draw:start-glue-point="2" draw:end-shape="id3" draw:end-glue-point="3" svg:d="m5024 26108v604h-3349v-16738h4987" svg:viewBox="0 0 4988 16739">
          <text:p/>
        </draw:connector>
        <draw:connector draw:style-name="gr2" draw:text-style-name="P2" draw:layer="layout" svg:x1="13.961cm" svg:y1="26.108cm" svg:x2="5.057cm" svg:y2="26.65cm" draw:start-shape="id9" draw:start-glue-point="2" svg:d="m13961 26108v604h-8904v-62" svg:viewBox="0 0 8905 605">
          <text:p/>
        </draw:connector>
        <draw:connector draw:style-name="gr3" draw:text-style-name="P2" draw:layer="layout" svg:x1="12.357cm" svg:y1="9.974cm" svg:x2="14.355cm" svg:y2="9.978cm" draw:start-shape="id3" draw:start-glue-point="1" draw:end-shape="id10" draw:end-glue-point="3" svg:d="m12357 9974h1050v4h948" svg:viewBox="0 0 1999 5">
          <text:p/>
        </draw:connector>
        <draw:line draw:style-name="gr4" draw:text-style-name="P2" draw:layer="layout" svg:x1="11.924cm" svg:y1="9.079cm" svg:x2="14.355cm" svg:y2="7.694cm">
          <text:p/>
        </draw:line>
        <draw:line draw:style-name="gr4" draw:text-style-name="P2" draw:layer="layout" svg:x1="11.924cm" svg:y1="10.878cm" svg:x2="14.355cm" svg:y2="12.401cm">
          <text:p/>
        </draw:line>
        <draw:connector draw:style-name="gr2" draw:text-style-name="P2" draw:layer="layout" svg:x1="12.357cm" svg:y1="21.058cm" svg:x2="12.357cm" svg:y2="15.512cm" draw:start-shape="id7" draw:start-glue-point="1" draw:end-shape="id5" draw:end-glue-point="1" svg:d="m12357 21058h603v-5546h-603" svg:viewBox="0 0 604 5547">
          <text:p/>
        </draw:connector>
        <draw:custom-shape draw:style-name="gr5" draw:text-style-name="P3" draw:layer="layout" svg:width="14.1cm" svg:height="1.905cm" svg:x="3.737cm" svg:y="1cm">
          <text:p text:style-name="P2"><text:span text:style-name="T1">State Machin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302cm" svg:height="1.016cm" svg:x="14.219cm" svg:y="17.637cm">
          <text:p text:style-name="P2">No Input</text:p>
          <draw:enhanced-geometry svg:viewBox="0 0 21600 21600" draw:glue-points="10800 0 0 10800 10800 21600 21600 10800 ?f40 ?f41" draw:text-areas="0 0 21600 21600" draw:type="rectangular-callout" draw:modifiers="-7167.30245231608 48552.2123893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2.54cm" svg:height="0.762cm" svg:x="8.123cm" svg:y="23.987cm">
          <text:p text:style-name="P2">Quit</text:p>
          <draw:enhanced-geometry svg:viewBox="0 0 21600 21600" draw:glue-points="10800 0 0 10800 10800 21600 21600 10800 ?f40 ?f41" draw:text-areas="0 0 21600 21600" draw:type="rectangular-callout" draw:modifiers="11467.2963400236 -22166.1861074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37cm" svg:height="1.143cm" svg:x="2.281cm" svg:y="11.287cm">
          <text:p text:style-name="P2">Start Logging</text:p>
          <draw:enhanced-geometry svg:viewBox="0 0 21600 21600" draw:glue-points="10800 0 0 10800 10800 21600 21600 10800 ?f40 ?f41" draw:text-areas="0 0 21600 21600" draw:type="rectangular-callout" draw:modifiers="39305.6373793804 -1283.91608391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7" draw:text-style-name="P2" draw:layer="layout" svg:width="15.113cm" svg:height="5.842cm" svg:x="3.231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7.62cm" svg:height="2.54cm" svg:x="6.977cm" svg:y="3.54cm">
          <text:p text:style-name="P4">▒ ▒ ▒ ▒ ▒ ▒ ▒ ▒ ▒ ▒ ▒ </text:p>
          <text:p text:style-name="P4">▒ ▒ ▒ ▒ ▒ ▒ ▒ ▒ ▒ ▒ ▒ 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35cm" svg:height="0.635cm" svg:x="5.07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35cm" svg:height="0.635cm" svg:x="5.075cm" svg:y="5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635cm" svg:height="0.635cm" svg:x="15.8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35cm" svg:height="0.635cm" svg:x="15.87cm" svg:y="5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1.524cm" svg:height="0.381cm" svg:x="4.567cm" svg:y="4.302cm">
          <text:p text:style-name="P5"><text:span text:style-name="T2">U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24cm" svg:height="0.381cm" svg:x="4.567cm" svg:y="4.903cm">
          <text:p text:style-name="P5"><text:span text:style-name="T2">Dow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24cm" svg:height="0.381cm" svg:x="15.489cm" svg:y="4.302cm">
          <text:p text:style-name="P5"><text:span text:style-name="T2">Sel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24cm" svg:height="0.381cm" svg:x="15.489cm" svg:y="4.937cm">
          <text:p text:style-name="P5"><text:span text:style-name="T2">Back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6.383cm" svg:height="17.653cm" svg:x="2.535cm" svg:y="8.62cm">
          <text:p text:style-name="P2"><text:span text:style-name="T3">User Interface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/></text:p>
          <text:list text:style-name="L1">
            <text:list-item>
              <text:p text:style-name="P4"><text:span text:style-name="T5">Up/Down: </text:span><text:span text:style-name="T5"><text:tab/></text:span><text:span text:style-name="T5">Navigate vertically through menu options</text:span></text:p>
            </text:list-item>
          </text:list>
          <text:p text:style-name="P4"><text:span text:style-name="T5"/></text:p>
          <text:list text:continue-numbering="true" text:style-name="L1">
            <text:list-item>
              <text:p text:style-name="P4"><text:span text:style-name="T5">Select:</text:span><text:span text:style-name="T5"><text:tab/></text:span><text:span text:style-name="T5"><text:tab/></text:span><text:span text:style-name="T5">Launches a menu option</text:span></text:p>
            </text:list-item>
          </text:list>
          <text:p text:style-name="P4"><text:span text:style-name="T5"/></text:p>
          <text:list text:continue-numbering="true" text:style-name="L1">
            <text:list-item>
              <text:p text:style-name="P4"><text:span text:style-name="T5">Back:</text:span><text:span text:style-name="T5"><text:tab/></text:span><text:span text:style-name="T5"><text:tab/></text:span><text:span text:style-name="T5">Move backwards in menu</text:span></text:p>
            </text:list-item>
          </text:list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2" xml:id="id11" draw:id="id11" draw:layer="layout" svg:width="5.08cm" svg:height="2.413cm" svg:x="2.535cm" svg:y="11.16cm">
          <text:p text:style-name="P2">Start Lo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3" draw:id="id13" draw:layer="layout" svg:width="5.08cm" svg:height="3.683cm" svg:x="2.535cm" svg:y="14.97cm">
          <text:p text:style-name="P2">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7" draw:id="id17" draw:layer="layout" svg:width="5.08cm" svg:height="2.413cm" svg:x="2.535cm" svg:y="20.05cm">
          <text:p text:style-name="P2">Transf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9" draw:id="id19" draw:layer="layout" svg:width="5.08cm" svg:height="2.413cm" svg:x="2.535cm" svg:y="23.86cm">
          <text:p text:style-name="P2">Erase Last 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2" draw:id="id12" draw:layer="layout" svg:width="5.08cm" svg:height="2.413cm" svg:x="13.965cm" svg:y="11.16cm">
          <text:p text:style-name="P2">Logger Initial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7.615cm" svg:y1="12.366cm" svg:x2="13.965cm" svg:y2="12.366cm" draw:start-shape="id11" draw:start-glue-point="1" draw:end-shape="id12" draw:end-glue-point="3" svg:d="m7615 12366h6350" svg:viewBox="0 0 6351 1">
          <text:p/>
        </draw:connector>
        <draw:custom-shape draw:style-name="gr14" draw:text-style-name="P2" xml:id="id14" draw:id="id14" draw:layer="layout" svg:width="5.08cm" svg:height="1.143cm" svg:x="13.965cm" svg:y="14.97cm">
          <text:p text:style-name="P2">Calibrate 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7.615cm" svg:y1="16.811cm" svg:x2="13.965cm" svg:y2="15.541cm" draw:start-shape="id13" draw:start-glue-point="1" draw:end-shape="id14" draw:end-glue-point="3" svg:d="m7615 16811h3227v-1270h3123" svg:viewBox="0 0 6351 1271">
          <text:p/>
        </draw:connector>
        <draw:custom-shape draw:style-name="gr13" draw:text-style-name="P2" draw:layer="layout" svg:width="1.265cm" svg:height="1.143cm" svg:x="19.045cm" svg:y="11.79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xml:id="id15" draw:id="id15" draw:layer="layout" svg:width="5.08cm" svg:height="1.143cm" svg:x="13.965cm" svg:y="16.24cm">
          <text:p text:style-name="P2">Set Time/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6" draw:id="id16" draw:layer="layout" svg:width="5.08cm" svg:height="1.143cm" svg:x="13.965cm" svg:y="17.51cm">
          <text:p text:style-name="P2">Set Inputs On/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7.615cm" svg:y1="16.811cm" svg:x2="13.965cm" svg:y2="16.811cm" draw:start-shape="id13" draw:start-glue-point="1" draw:end-shape="id15" draw:end-glue-point="3" svg:d="m7615 16811h6350" svg:viewBox="0 0 6351 1">
          <text:p/>
        </draw:connector>
        <draw:connector draw:style-name="gr15" draw:text-style-name="P2" draw:layer="layout" svg:x1="7.615cm" svg:y1="16.811cm" svg:x2="13.965cm" svg:y2="18.081cm" draw:start-shape="id13" draw:start-glue-point="1" draw:end-shape="id16" draw:end-glue-point="3" svg:d="m7615 16811h3227v1270h3123" svg:viewBox="0 0 6351 1271">
          <text:p/>
        </draw:connector>
        <draw:custom-shape draw:style-name="gr14" draw:text-style-name="P2" xml:id="id18" draw:id="id18" draw:layer="layout" svg:width="5.08cm" svg:height="2.413cm" svg:x="13.965cm" svg:y="20.05cm">
          <text:p text:style-name="P2">Function Call to</text:p>
          <text:p text:style-name="P2">Transfer Data</text:p>
          <text:p text:style-name="P2">Over Serial 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7.615cm" svg:y1="21.256cm" svg:x2="13.965cm" svg:y2="21.256cm" draw:start-shape="id17" draw:start-glue-point="1" draw:end-shape="id18" draw:end-glue-point="3" svg:d="m7615 21256h6350" svg:viewBox="0 0 6351 1">
          <text:p/>
        </draw:connector>
        <draw:custom-shape draw:style-name="gr16" draw:text-style-name="P2" draw:layer="layout" svg:width="0.889cm" svg:height="0.381cm" svg:x="19.045cm" svg:y="16.6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0.889cm" svg:height="0.381cm" svg:x="19.045cm" svg:y="17.8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0.889cm" svg:height="0.381cm" svg:x="19.045cm" svg:y="15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.265cm" svg:height="1.143cm" svg:x="19.045cm" svg:y="20.6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xml:id="id20" draw:id="id20" draw:layer="layout" svg:width="5.08cm" svg:height="2.413cm" svg:x="13.965cm" svg:y="23.86cm">
          <text:p text:style-name="P2">Function Call to</text:p>
          <text:p text:style-name="P2">Erase Last 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.265cm" svg:height="1.143cm" svg:x="19.045cm" svg:y="24.4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5" draw:text-style-name="P2" draw:layer="layout" svg:x1="7.615cm" svg:y1="25.066cm" svg:x2="13.965cm" svg:y2="25.066cm" draw:start-shape="id19" draw:start-glue-point="1" draw:end-shape="id20" draw:end-glue-point="3" svg:d="m7615 25066h6350" svg:viewBox="0 0 6351 1">
          <text:p/>
        </draw:connector>
        <draw:custom-shape draw:style-name="gr5" draw:text-style-name="P8" draw:layer="layout" svg:width="16.383cm" svg:height="7.493cm" svg:x="2.535cm" svg:y="2.27cm">
          <text:p text:style-name="P7"><text:span text:style-name="T6">Menu Options</text:span></text:p>
          <text:p text:style-name="P7"><text:span text:style-name="T6">and Sub-Options</text:span></text:p>
          <text:p text:style-name="P7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99ff66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visible" draw:shadow-offset-x="0.102cm" draw:shadow-offset-y="0.102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65cm" fo:margin-right="1.2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2T23:34:25.544000000</meta:creation-date>
    <dc:date>2013-10-03T02:53:31.687000000</dc:date>
    <meta:editing-duration>PT1H45M55S</meta:editing-duration>
    <meta:editing-cycles>2</meta:editing-cycles>
    <meta:generator>LibreOffice/4.1.1.2$Windows_x86 LibreOffice_project/7e4286b58adc75a14f6d83f53a03b6c11fa2903</meta:generator>
    <meta:document-statistic meta:object-count="64"/>
  </office:meta>
</office:document-meta>
</file>